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bc05c"/>
    </style:style>
    <style:style style:name="P2" style:family="paragraph" style:parent-style-name="Text_20_body">
      <style:text-properties officeooo:rsid="000bc05c" officeooo:paragraph-rsid="000bc05c"/>
    </style:style>
    <style:style style:name="P3" style:family="paragraph" style:parent-style-name="Text_20_body">
      <style:text-properties officeooo:rsid="000d7cd5" officeooo:paragraph-rsid="000d7cd5"/>
    </style:style>
    <style:style style:name="P4" style:family="paragraph" style:parent-style-name="Text_20_body">
      <style:text-properties officeooo:rsid="000d7cd5" officeooo:paragraph-rsid="000f5a88"/>
    </style:style>
    <style:style style:name="P5" style:family="paragraph" style:parent-style-name="Text_20_body">
      <style:text-properties officeooo:rsid="000e5c67" officeooo:paragraph-rsid="0010f6cb"/>
    </style:style>
    <style:style style:name="P6" style:family="paragraph" style:parent-style-name="Text_20_body">
      <style:text-properties officeooo:rsid="000e5c67" officeooo:paragraph-rsid="0022268a"/>
    </style:style>
    <style:style style:name="P7" style:family="paragraph" style:parent-style-name="Text_20_body">
      <style:text-properties officeooo:paragraph-rsid="000e5c67"/>
    </style:style>
    <style:style style:name="P8" style:family="paragraph" style:parent-style-name="Text_20_body">
      <style:text-properties officeooo:rsid="0011c2a5" officeooo:paragraph-rsid="0011c2a5"/>
    </style:style>
    <style:style style:name="P9" style:family="paragraph" style:parent-style-name="Text_20_body">
      <style:text-properties officeooo:rsid="0012eafa" officeooo:paragraph-rsid="0012eafa"/>
    </style:style>
    <style:style style:name="P10" style:family="paragraph" style:parent-style-name="Text_20_body">
      <style:text-properties fo:font-weight="bold" officeooo:rsid="0011c2a5" officeooo:paragraph-rsid="0011c2a5" style:font-weight-asian="bold" style:font-weight-complex="bold"/>
    </style:style>
    <style:style style:name="P11" style:family="paragraph" style:parent-style-name="Text_20_body">
      <style:text-properties officeooo:rsid="00134ca7" officeooo:paragraph-rsid="00134ca7"/>
    </style:style>
    <style:style style:name="P12" style:family="paragraph" style:parent-style-name="Text_20_body">
      <style:text-properties officeooo:rsid="0016f248" officeooo:paragraph-rsid="0016f248"/>
    </style:style>
    <style:style style:name="P13" style:family="paragraph" style:parent-style-name="Text_20_body">
      <style:text-properties officeooo:paragraph-rsid="00211795"/>
    </style:style>
    <style:style style:name="P14" style:family="paragraph" style:parent-style-name="Text_20_body">
      <style:text-properties officeooo:paragraph-rsid="0020de08"/>
    </style:style>
    <style:style style:name="P15" style:family="paragraph" style:parent-style-name="Text_20_body">
      <style:text-properties officeooo:paragraph-rsid="000f5a88"/>
    </style:style>
    <style:style style:name="P16" style:family="paragraph" style:parent-style-name="Text_20_body">
      <style:text-properties officeooo:paragraph-rsid="0021c573"/>
    </style:style>
    <style:style style:name="P17" style:family="paragraph" style:parent-style-name="Text_20_body">
      <style:text-properties officeooo:paragraph-rsid="0010f6cb"/>
    </style:style>
    <style:style style:name="P18" style:family="paragraph" style:parent-style-name="Text_20_body">
      <style:text-properties officeooo:paragraph-rsid="0021febd"/>
    </style:style>
    <style:style style:name="P19" style:family="paragraph" style:parent-style-name="Text_20_body">
      <style:text-properties officeooo:paragraph-rsid="0011c2a5"/>
    </style:style>
    <style:style style:name="P20" style:family="paragraph" style:parent-style-name="Text_20_body" style:list-style-name="L1"/>
    <style:style style:name="P21" style:family="paragraph" style:parent-style-name="Text_20_body" style:list-style-name="L1">
      <style:text-properties officeooo:paragraph-rsid="0020de08"/>
    </style:style>
    <style:style style:name="P22" style:family="paragraph" style:parent-style-name="Text_20_body" style:list-style-name="L1">
      <style:text-properties officeooo:paragraph-rsid="000bc05c"/>
    </style:style>
    <style:style style:name="P23" style:family="paragraph" style:parent-style-name="Text_20_body" style:list-style-name="L1">
      <style:text-properties officeooo:paragraph-rsid="0018b91e"/>
    </style:style>
    <style:style style:name="P24" style:family="paragraph" style:parent-style-name="Text_20_body" style:list-style-name="L1">
      <style:text-properties officeooo:paragraph-rsid="00211795"/>
    </style:style>
    <style:style style:name="P25" style:family="paragraph" style:parent-style-name="Text_20_body" style:list-style-name="L1">
      <style:text-properties officeooo:paragraph-rsid="00152149"/>
    </style:style>
    <style:style style:name="P26" style:family="paragraph" style:parent-style-name="Text_20_body" style:list-style-name="L1">
      <style:text-properties officeooo:paragraph-rsid="0016f248"/>
    </style:style>
    <style:style style:name="P27" style:family="paragraph" style:parent-style-name="Text_20_body" style:list-style-name="L1">
      <style:text-properties officeooo:rsid="000d7cd5" officeooo:paragraph-rsid="000f5a88"/>
    </style:style>
    <style:style style:name="P28" style:family="paragraph" style:parent-style-name="Text_20_body" style:list-style-name="L2">
      <style:text-properties officeooo:rsid="000d7cd5" officeooo:paragraph-rsid="0021c573"/>
    </style:style>
    <style:style style:name="P29" style:family="paragraph" style:parent-style-name="Text_20_body" style:list-style-name="L2">
      <style:text-properties officeooo:rsid="000d7cd5" officeooo:paragraph-rsid="0021febd"/>
    </style:style>
    <style:style style:name="P30" style:family="paragraph" style:parent-style-name="Text_20_body" style:list-style-name="L2">
      <style:text-properties officeooo:rsid="000d7cd5" officeooo:paragraph-rsid="0022268a"/>
    </style:style>
    <style:style style:name="P31" style:family="paragraph" style:parent-style-name="Text_20_body" style:list-style-name="L2">
      <style:text-properties officeooo:paragraph-rsid="0021c573"/>
    </style:style>
    <style:style style:name="P32" style:family="paragraph" style:parent-style-name="Text_20_body" style:list-style-name="L2">
      <style:text-properties officeooo:paragraph-rsid="0021febd"/>
    </style:style>
    <style:style style:name="P33" style:family="paragraph" style:parent-style-name="Text_20_body" style:list-style-name="L2">
      <style:text-properties officeooo:paragraph-rsid="0016f248"/>
    </style:style>
    <style:style style:name="P34" style:family="paragraph" style:parent-style-name="Text_20_body" style:list-style-name="L2">
      <style:text-properties fo:font-weight="bold" officeooo:paragraph-rsid="0021febd" style:font-weight-asian="bold" style:font-weight-complex="bold"/>
    </style:style>
    <style:style style:name="P35" style:family="paragraph" style:parent-style-name="Text_20_body" style:list-style-name="L2">
      <style:text-properties officeooo:rsid="0018b91e" officeooo:paragraph-rsid="0021febd"/>
    </style:style>
    <style:style style:name="P36" style:family="paragraph" style:parent-style-name="Text_20_body" style:list-style-name="L2">
      <style:text-properties officeooo:rsid="0021c573" officeooo:paragraph-rsid="0021c573"/>
    </style:style>
    <style:style style:name="P37" style:family="paragraph" style:parent-style-name="Text_20_body" style:list-style-name="L2">
      <style:text-properties officeooo:rsid="0021febd" officeooo:paragraph-rsid="0021febd"/>
    </style:style>
    <style:style style:name="P38" style:family="paragraph" style:parent-style-name="Text_20_body" style:list-style-name="L2">
      <style:text-properties officeooo:rsid="000e5c67" officeooo:paragraph-rsid="0010f6cb"/>
    </style:style>
    <style:style style:name="P39" style:family="paragraph" style:parent-style-name="Text_20_body" style:list-style-name="L3">
      <style:text-properties officeooo:paragraph-rsid="0011c2a5"/>
    </style:style>
    <style:style style:name="P40" style:family="paragraph" style:parent-style-name="Text_20_body" style:list-style-name="L3">
      <style:text-properties officeooo:rsid="0011c2a5" officeooo:paragraph-rsid="0011c2a5"/>
    </style:style>
    <style:style style:name="T1" style:family="text">
      <style:text-properties officeooo:rsid="000bc05c"/>
    </style:style>
    <style:style style:name="T2" style:family="text">
      <style:text-properties officeooo:rsid="000d7cd5"/>
    </style:style>
    <style:style style:name="T3" style:family="text">
      <style:text-properties officeooo:rsid="000e5c67"/>
    </style:style>
    <style:style style:name="T4" style:family="text">
      <style:text-properties officeooo:rsid="000f5a88"/>
    </style:style>
    <style:style style:name="T5" style:family="text">
      <style:text-properties officeooo:rsid="0010f6cb"/>
    </style:style>
    <style:style style:name="T6" style:family="text">
      <style:text-properties officeooo:rsid="001255b1"/>
    </style:style>
    <style:style style:name="T7" style:family="text">
      <style:text-properties officeooo:rsid="0012eafa"/>
    </style:style>
    <style:style style:name="T8" style:family="text">
      <style:text-properties officeooo:rsid="0014b702"/>
    </style:style>
    <style:style style:name="T9" style:family="text">
      <style:text-properties officeooo:rsid="00152149"/>
    </style:style>
    <style:style style:name="T10" style:family="text">
      <style:text-properties officeooo:rsid="0016f248"/>
    </style:style>
    <style:style style:name="T11" style:family="text">
      <style:text-properties officeooo:rsid="0018b91e"/>
    </style:style>
    <style:style style:name="T12" style:family="text">
      <style:text-properties officeooo:rsid="0019bb14"/>
    </style:style>
    <style:style style:name="T13" style:family="text">
      <style:text-properties officeooo:rsid="001a8b0e"/>
    </style:style>
    <style:style style:name="T14" style:family="text">
      <style:text-properties officeooo:rsid="001b88cf"/>
    </style:style>
    <style:style style:name="T15" style:family="text">
      <style:text-properties officeooo:rsid="001c19b5"/>
    </style:style>
    <style:style style:name="T16" style:family="text">
      <style:text-properties officeooo:rsid="001d8a99"/>
    </style:style>
    <style:style style:name="T17" style:family="text">
      <style:text-properties officeooo:rsid="001ea62f"/>
    </style:style>
    <style:style style:name="T18" style:family="text">
      <style:text-properties officeooo:rsid="00211795"/>
    </style:style>
    <style:style style:name="T19" style:family="text">
      <style:text-properties style:text-position="sub 58%" officeooo:rsid="001c19b5"/>
    </style:style>
    <style:style style:name="T20" style:family="text">
      <style:text-properties officeooo:rsid="0021c573"/>
    </style:style>
    <style:style style:name="T21" style:family="text">
      <style:text-properties officeooo:rsid="0021febd"/>
    </style:style>
    <style:style style:name="T22" style:family="text">
      <style:text-properties fo:font-weight="bold" officeooo:rsid="000e5c67" style:font-weight-asian="bold" style:font-weight-complex="bold"/>
    </style:style>
    <style:style style:name="T23" style:family="text">
      <style:text-properties officeooo:rsid="0022268a"/>
    </style:style>
    <style:style style:name="T24" style:family="text">
      <style:text-properties officeooo:rsid="00233828"/>
    </style:style>
    <style:style style:name="T25" style:family="text">
      <style:text-properties officeooo:rsid="0011c2a5"/>
    </style:style>
    <style:style style:name="T26" style:family="text">
      <style:text-properties officeooo:rsid="0026ba76"/>
    </style:style>
    <style:style style:name="T27" style:family="text">
      <style:text-properties style:text-position="0% 100%" officeooo:rsid="001c19b5"/>
    </style:style>
    <style:style style:name="T28" style:family="text">
      <style:text-properties style:text-position="0% 100%" officeooo:rsid="0026ba76"/>
    </style:style>
    <style:style style:name="T29" style:family="text">
      <style:text-properties officeooo:rsid="002745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kt – Modellering</text:h>
      <text:h text:style-name="Heading_20_2" text:outline-level="2">Intro</text:h>
      <text:p text:style-name="P7"><text:span text:style-name="T3">Nedan följer några råd/</text:span><text:span text:style-name="T4">rekommendationer</text:span><text:span text:style-name="T3"> hur man kan tänka kring datahantering och modellering när man arbetar med maskininlärning/Data minng.</text:span></text:p>
      <text:h text:style-name="Heading_20_2" text:outline-level="2"><text:span text:style-name="T1">D</text:span>ata</text:h>
      <text:list xml:id="list900371087" text:style-name="L1">
        <text:list-item>
          <text:p text:style-name="P21"><text:span text:style-name="T18">Se till att f</text:span>örstå era variabler. <text:span text:style-name="T18">Beskriv tydligt vad som är era förklarande variabler och vad som är er responsvariabel. <text:s/>Beskriv tydligt vad som är en observation i ert dataset.</text:span></text:p>
        </text:list-item>
        <text:list-item>
          <text:p text:style-name="P21"><text:span text:style-name="T1">V</text:span>id behov: Om ni har kategoriska variabler som är obalanserade överväg att slå ihop kategorier (om det är rimligt), detta gäller både reponsvariabeln och förklarande variabler. </text:p>
        </text:list-item>
      </text:list>
      <text:p text:style-name="P14"/>
      <text:list xml:id="list102960136539902" text:continue-numbering="true" text:style-name="L1">
        <text:list-item>
          <text:p text:style-name="P22">Ev<text:span text:style-name="T11">entuellt: </text:span>undersök univariata extremvärden och överväg om enstaka observationer bör uteslutas <text:span text:style-name="T11">från vidare analys. </text:span><text:span text:style-name="T29">Bör göras med försiktighet. </text:span></text:p>
        </text:list-item>
        <text:list-item>
          <text:p text:style-name="P21">Hantera saknade värden:</text:p>
          <text:list>
            <text:list-item>
              <text:p text:style-name="P21"><text:span text:style-name="T18">O</text:span>ftast så är det enklast att utesluta de observationer som har saknade värden </text:p>
            </text:list-item>
            <text:list-item>
              <text:p text:style-name="P21"><text:span text:style-name="T1">Ibland är det rimligt bra att använda någon sorts imputering. </text:span><text:span text:style-name="T11">Man bör bara försiktig då en dålig imputering kan påverka vidare modellering negativt. </text:span></text:p>
            </text:list-item>
          </text:list>
        </text:list-item>
      </text:list>
      <text:p text:style-name="P14"/>
      <text:list xml:id="list102960234062887" text:continue-numbering="true" text:style-name="L1">
        <text:list-item>
          <text:p text:style-name="P23"><text:span text:style-name="T1">Dela in data i träning</text:span><text:span text:style-name="T2">s</text:span><text:span text:style-name="T1">-, validering</text:span><text:span text:style-name="T2">s</text:span><text:span text:style-name="T1">- och test</text:span><text:span text:style-name="T2">data</text:span><text:span text:style-name="T1">. </text:span></text:p>
        </text:list-item>
        <text:list-item>
          <text:p text:style-name="P20"><text:span text:style-name="T11">Vid klassificering: undersök att förhållandet mellan andelen i era klasser är ungefär samma i de olika dataseten som ni delat upp i. </text:span><text:span text:style-name="T12">Det är ok att det är variationer, men man vill undvika </text:span>stora avvikelser och att någon klass helt saknas i något <text:span text:style-name="T18">av dessa</text:span> dataset. </text:p>
        </text:list-item>
        <text:list-item>
          <text:p text:style-name="P24">Lägg testdata åt sidan till slutet när modelleringen är klar. Testdata används när vi valt en slutgiltig modell och vill skatta den modellens generaliserbarhet på ny liknande data</text:p>
        </text:list-item>
        <text:list-item>
          <text:p text:style-name="P24">Vid behov standardisera variabler som är kontinuerliga. Spara x_mean_train och x_sd_train för alla variabler som standardiseras. </text:p>
          <text:list>
            <text:list-item>
              <text:p text:style-name="P24"><text:span text:style-name="T2">Standardisera valideringsdata </text:span><text:span text:style-name="T8">och testdata </text:span><text:span text:style-name="T13">vid behov</text:span><text:span text:style-name="T2"> baserat på x_mean_train och x_sd_train för motsvarande variabler.</text:span></text:p>
            </text:list-item>
          </text:list>
        </text:list-item>
        <text:list-item>
          <text:p text:style-name="P25"><text:span text:style-name="T8">Ibland kan det vara ok att först dela upp i tränings och testdata, och sen s</text:span><text:span text:style-name="T2">tandardisera </text:span><text:span text:style-name="T8">träningsdata. Efter det så delar man upp </text:span><text:span text:style-name="T11">i</text:span><text:span text:style-name="T8"> träningsdata och valideringsdata. Det</text:span><text:span text:style-name="T11">ta</text:span><text:span text:style-name="T8"> kan ibland vara motiverat om </text:span><text:span text:style-name="T9">man använder ett</text:span><text:span text:style-name="T8"> nästlat valideringsschema (se nedan </text:span><text:span text:style-name="T9">under Valideringsdata</text:span><text:span text:style-name="T8">).</text:span></text:p>
        </text:list-item>
      </text:list>
      <text:p text:style-name="P3"/>
      <text:list xml:id="list102960774519825" text:continue-numbering="true" text:style-name="L1">
        <text:list-item>
          <text:p text:style-name="P27">Gör visualiseringar och beskrivande statistik baserat på träningsdata. </text:p>
        </text:list-item>
      </text:list>
      <text:p text:style-name="P15"/>
      <text:list xml:id="list102960502926009" text:continue-numbering="true" text:style-name="L1">
        <text:list-item>
          <text:p text:style-name="P26"><text:soft-page-break/><text:span text:style-name="T2">Om outliers hittas eller </text:span><text:span text:style-name="T3">andra problematiska observationer </text:span><text:span text:style-name="T4">hittas</text:span><text:span text:style-name="T3">: om ni vill utesluta vissa observationer, så till att sätta upp tydliga regler för vad som är en outlier. Dessa regler kan senare användas på valideringsdata eller testdata vid behov. Det viktiga är dessa regler ska baseras på träningsdata </text:span><text:span text:style-name="T10">och att man inte ändrar dessa senare</text:span><text:span text:style-name="T3">. </text:span></text:p>
        </text:list-item>
        <text:list-item>
          <text:p text:style-name="P26"><text:span text:style-name="T4">Man ska dock vara försiktig med att utesluta observationer från data. Ibland kan problem ovanliga/extrema observationer hanteras med kostnadsfunktioner som kan hantera sådana värden. Tex använda MAE istället för MSE kan vara ibland lämpligt om det finns extrema värden i en</text:span><text:span text:style-name="T17">s</text:span><text:span text:style-name="T4"> kontinuerlig responsvariabel.</text:span></text:p>
        </text:list-item>
      </text:list>
      <text:p text:style-name="P4"/>
      <text:list xml:id="list102960249711747" text:continue-numbering="true" text:style-name="L1">
        <text:list-item>
          <text:p text:style-name="P24"><text:span text:style-name="T4">Vid behov: Gör lämpliga transformationer av variablerna </text:span><text:span text:style-name="T14">i träningsdata</text:span><text:span text:style-name="T4">. </text:span><text:span text:style-name="T9">Dessa bör motiveras utifrån kunskap från träningsdata. </text:span><text:span text:style-name="T14">Sen gör ni motsvarande transformationer i valideringsdata och testdata innan ni ska använda dessa. Notera dock </text:span><text:span text:style-name="T15">om</text:span><text:span text:style-name="T14"> att era valda </text:span><text:span text:style-name="T4">transformationer </text:span><text:span text:style-name="T14">använder </text:span><text:span text:style-name="T15">information från variablerna själva så kan ni ta den informationen från motsvarande variabel i träningsdata.</text:span></text:p>
          <text:list>
            <text:list-item>
              <text:p text:style-name="P24"><text:span text:style-name="T15">Exempel 1: Variabel x</text:span><text:span text:style-name="T19">8</text:span><text:span text:style-name="T15"> log-transfomeras i träningsdata x8_log = log(x</text:span><text:span text:style-name="T19">8</text:span><text:span text:style-name="T15">). Gör på samma sätt i valideringsdata och träningsdata. </text:span><text:span text:style-name="T16">(Inget speciellt i detta fall.)</text:span></text:p>
            </text:list-item>
            <text:list-item>
              <text:p text:style-name="P24"><text:span text:style-name="T15">Exempel 2: Variabel x</text:span><text:span text:style-name="T19">4</text:span><text:span text:style-name="T15"> är kontinuerlig och ni har bestämt att den ska bli en kategorisk variabel med två klasser. Ni gör uppdelning i klasser baserat på </text:span><text:span text:style-name="T26">om</text:span><text:span text:style-name="T15"> värdena är större än medianen av x</text:span><text:span text:style-name="T19">4</text:span><text:span text:style-name="T27"> </text:span><text:span text:style-name="T28">eller ej</text:span><text:span text:style-name="T15">. Låt oss kalla det värdet för x4_median_train. När ni ska göra motsvarande transformation av x</text:span><text:span text:style-name="T19">4</text:span><text:span text:style-name="T15"> i valideringsdata och testdata, använd då x4_median_train för att göra uppdelningen.</text:span></text:p>
            </text:list-item>
          </text:list>
        </text:list-item>
      </text:list>
      <text:p text:style-name="P13"/>
      <text:h text:style-name="Heading_20_2" text:outline-level="2">Modellering – Skatta modeller</text:h>
      <text:p text:style-name="P3"><text:span text:style-name="T10">N</text:span>i <text:span text:style-name="T20">ska </text:span>beskriva era "praktiska metod": hur ni applicerar era metoder/modeller på ert problem. Ni ska alltså har ett strukturerat arbetssätt och ni ska beskriva det övergripande här <text:span text:style-name="T20">under Metoddelen i rapporten</text:span>. Sen under Resultat visar ni resultatet av er applicerade metod. </text:p>
      <text:p text:style-name="P3"/>
      <text:list xml:id="list648112215" text:style-name="L2">
        <text:list-item>
          <text:p text:style-name="P28">När man analyserar data är det naturligt att ha en initial fas där men explorativt utforskar data och olika metoder kopplat till problemet. Denna fas behöver man oftast inte skriva om under Metod. Notera: denna fas ska vara relativt kort i tid.</text:p>
        </text:list-item>
        <text:list-item>
          <text:p text:style-name="P28">Sen när ni fått ungefärlig bild av vad som ni behöver göras för att analysera er frågeställning så ska ni bestämma ett strukturerat upplägg på hur ni ska använda era metoder/modeller på ert problem.</text:p>
        </text:list-item>
        <text:list-item>
          <text:p text:style-name="P31"><text:span text:style-name="T20">Hur s</text:span><text:span text:style-name="T2">ka data delas upp? (träning, validering, korsvalidering, test</text:span><text:span text:style-name="T5">)</text:span><text:span text:style-name="T2"> </text:span><text:span text:style-name="T5">Man bör ha tänkt på det innan, men ibland behöver man göra justeringar.</text:span></text:p>
        </text:list-item>
        <text:list-item>
          <text:p text:style-name="P34"><text:span text:style-name="T2">Vilka modell</text:span><text:span text:style-name="T21">er</text:span><text:span text:style-name="T2">/hyperparametrar/inställningar ska </text:span><text:span text:style-name="T20">användas/</text:span><text:span text:style-name="T2">göras? Detta är ofta en svår och viktig fråga.</text:span></text:p>
        </text:list-item>
      </text:list>
      <text:p text:style-name="P16"/>
      <text:list xml:id="list102961277872742" text:continue-numbering="true" text:style-name="L2">
        <text:list-item>
          <text:p text:style-name="P31"><text:soft-page-break/><text:span text:style-name="T2">Ofta behöver man fixera några inställningar/hyperparametrar (pga man behöver avgränsa </text:span><text:span text:style-name="T21">arbetat </text:span><text:span text:style-name="T2">och </text:span><text:span text:style-name="T21">pga</text:span><text:span text:style-name="T2"> tidsbegränsningar)</text:span></text:p>
        </text:list-item>
        <text:list-item>
          <text:p text:style-name="P29">Andra inställningar/hyperparametrar vill man hitta så optimala värden för som möjligt (ofta med hjälp av korsvalidering/valideringsdata). </text:p>
          <text:list>
            <text:list-item>
              <text:p text:style-name="P35">Kolla i litteraturen vilka hyperparameter som verkar vara mer viktiga för specifika modeller, dessa vill vi hitta bra värden på.</text:p>
            </text:list-item>
          </text:list>
        </text:list-item>
        <text:list-item>
          <text:p text:style-name="P29">Ange tydligt vilka hyperparametrar som ni fixerar och vilka som ni vill försöker optimera för olika metoder/modeller. De som ni optimerar: ange tydligt vilka olika hyperparametervärden som ni väljer mellan för varje specifik hyperparameter. </text:p>
          <text:list>
            <text:list-item>
              <text:p text:style-name="P32"><text:span text:style-name="T2">Ex</text:span><text:span text:style-name="T21">empel</text:span><text:span text:style-name="T2">: "För KNN används korsvalidering med tio uppdelningar för att bestämma k. Följande <text:s/>följande värden på k testas: k = 5, 7, 9,… , 25. Det k som ger minst genomsnittligt MSE i korsvalideringen används."</text:span></text:p>
            </text:list-item>
          </text:list>
        </text:list-item>
        <text:list-item>
          <text:p text:style-name="P32"><text:span text:style-name="T10">Om man ska göra en hyperparametersökning och behöver skatta många modeller, då är det ofta smidigt att koda det som en loop, där man loopar över olika hyperparametervärden. I loopen så sparar man lämpliga resultat för träning och validering i tex en vektor eller matris. Gör man detta så kan man skatta förhållandevis många modeller utan för mycket arbete. </text:span><text:span text:style-name="T11">Sen är det enkelt att ta fram resultat för alla modeller man skattat och jämföra.</text:span></text:p>
        </text:list-item>
      </text:list>
      <text:p text:style-name="P18"/>
      <text:list xml:id="list102960540317468" text:continue-numbering="true" text:style-name="L2">
        <text:list-item>
          <text:p text:style-name="P31"><text:span text:style-name="T2">Hur </text:span><text:span text:style-name="T21">ska</text:span><text:span text:style-name="T2"> metoder/modellerna ska utvärderas och jämföras? </text:span><text:span text:style-name="T23">Vilka utvärderingsmått? Plottar?</text:span></text:p>
          <text:list>
            <text:list-item>
              <text:p text:style-name="P36">Klassificering: Här vill man kolla på övergripande mått och klassvisa mer detaljerade mått.</text:p>
            </text:list-item>
            <text:list-item>
              <text:p text:style-name="P36">Regression: Här vill man kolla på övergripande mått och sen göra <text:span text:style-name="T23">lämplig</text:span> residualanalys</text:p>
            </text:list-item>
            <text:list-item>
              <text:p text:style-name="P37">Olika mått/plottar för att avgöra effekten av olika förklarande variabler (då det är relevant)</text:p>
            </text:list-item>
            <text:list-item>
              <text:p text:style-name="P37">Ofta är det bra med tydliga tabeller där man presenterar mått för olika modeller på träningsdata och valideringsdata.</text:p>
            </text:list-item>
          </text:list>
        </text:list-item>
        <text:list-item>
          <text:p text:style-name="P33"><text:span text:style-name="T10">När ni utvärderar era modeller på valideringsdata så kan man använda plottar av valideringsdata vid behov. </text:span><text:span text:style-name="T11">Om vi vill göra plottar på </text:span><text:span text:style-name="T21">testdata så gör man det </text:span><text:span text:style-name="T23">i samband med att testdata används på slutet.</text:span></text:p>
        </text:list-item>
      </text:list>
      <text:p text:style-name="P12"/>
      <text:list xml:id="list102960008832980" text:continue-numbering="true" text:style-name="L2">
        <text:list-item>
          <text:p text:style-name="P38">Notera: om ni ska göra korsvalidering så används träningsdata. </text:p>
        </text:list-item>
        <text:list-item>
          <text:p text:style-name="P30">Det är ok att revidera sitt praktiska upplägg vid behov efter att man har börjat med själva analysen (se till att uppdatera beskrivningen av upplägget)</text:p>
        </text:list-item>
      </text:list>
      <text:p text:style-name="P6"/>
      <text:h text:style-name="Heading_20_3" text:outline-level="3"><text:soft-page-break/>Valideringsdata</text:h>
      <text:p text:style-name="P17"><text:span text:style-name="T24">Ofta är det bra att a</text:span><text:span text:style-name="T3">nvänd</text:span><text:span text:style-name="T24">a</text:span><text:span text:style-name="T3"> valideringsdata för att välja hyperparametrar. När ni har hittat den uppsättning av hyperparametrar som ger minst valideringsfel, då är det vanligt att skatta om modellen med träningsdata </text:span><text:span text:style-name="T22">och</text:span><text:span text:style-name="T3"> valideringsdata med den bästa uppsättningen av hyperparametrar. Tanken är att om vi har valt bra hyperparametrar så har vi en rimlig nivå av regularisering, så då kan vi kan skatta modellen med mer data utan att riskera <text:s/>tydliga problem med överanpassning. </text:span></text:p>
      <text:p text:style-name="P5"/>
      <text:p text:style-name="P19"><text:span text:style-name="T25">Ibland vill man skapa nya valideringsdata som används nästlat </text:span><text:span text:style-name="T6">(alltså i flera nivåer)</text:span><text:span text:style-name="T25"> i modelleringen. Vi kan vilja skapa en ny valideringsmängd baserat på träningsdata som bara används av en specifik modellklass. </text:span><text:span text:style-name="T6">Notera att såna mer avancerade valideringsscheman bara är aktuella om man har hyfsat mycket data från början.</text:span></text:p>
      <text:p text:style-name="P10">Exempel:</text:p>
      <text:p text:style-name="P8">Vi vill jämföra lasso regression med neutrala nätverk på ett dataset. Vi delar först upp data i tränings-, validerings- och testdata. </text:p>
      <text:list xml:id="list3304379205" text:style-name="L3">
        <text:list-item>
          <text:p text:style-name="P40">Lasso regression: Vi använder korsvalidering på träningsdata för att bestämma lambda-parametern. Vi erhåller den bästa lasso regressionsmodellen.</text:p>
        </text:list-item>
        <text:list-item>
          <text:p text:style-name="P39"><text:span text:style-name="T25">Neurala nätverk: Vi skapar en ny valideringsmängd baserat på träningsdata som vi använder för att specificera hyperparameter för nätverket. (I Keras kan detta göras med intern validering när vi skattar modellen.) Vi erhåller den bästa </text:span><text:span text:style-name="T7">neurala nätverket.</text:span></text:p>
        </text:list-item>
      </text:list>
      <text:p text:style-name="P9">Vi tar de bästa modellerna från steg 1 och 2 och undersöker vilken som presterar bäst på det ”vanliga” valideringsdata. Den modell som är bäst blir vår valda modell. </text:p>
      <text:p text:style-name="P9">Vi tar den valda modellen och skattar kostnadsfunktionen på testdata för att undersöka modellens generaliserbarhet till ny liknande data. </text:p>
      <text:p text:style-name="P11">Så här har vi två nivåer med valideringsdata. En nivå som bara användes inom modellklassen neurala nätverk och en nivå som användas generellt för <text:span text:style-name="T24">att jämföra</text:span> mellan modellklasser.</text:p>
      <text:p text:style-name="P2"/>
      <text:p text:style-name="P1"><text:tab/></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09:22:19.353351917</meta:creation-date>
    <dc:date>2024-10-02T10:29:59.431508031</dc:date>
    <meta:editing-duration>PT2H10M2S</meta:editing-duration>
    <meta:editing-cycles>20</meta:editing-cycles>
    <meta:generator>LibreOffice/7.3.7.2$Linux_X86_64 LibreOffice_project/30$Build-2</meta:generator>
    <meta:document-statistic meta:table-count="0" meta:image-count="0" meta:object-count="0" meta:page-count="4" meta:paragraph-count="53" meta:word-count="1333" meta:character-count="8622" meta:non-whitespace-character-count="7356"/>
  </office:meta>
</office:document-meta>
</file>